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4e34" officeooo:paragraph-rsid="000b4e34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b4e34" officeooo:paragraph-rsid="000b4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firstname"/>
        <text:user-field-decl office:value-type="string" office:string-value="Mustermann" text:name="lastname"/>
      </text:user-field-decls>
      <text:p text:style-name="P1">Special Agreement with <text:user-field-get text:name="firstname">Max</text:user-field-get><text:s/><text:user-field-get text:name="lastname">Mustermann</text:user-field-get></text:p>
      <text:p text:style-name="P2"/>
      <text:p text:style-name="P2">Lorem ipsum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1:43:34.466301900</meta:creation-date>
    <dc:date>2026-02-06T21:46:29.126565512</dc:date>
    <meta:editing-duration>PT2M55S</meta:editing-duration>
    <meta:editing-cycles>1</meta:editing-cycles>
    <meta:document-statistic meta:table-count="0" meta:image-count="0" meta:object-count="0" meta:page-count="1" meta:paragraph-count="2" meta:word-count="7" meta:character-count="40" meta:non-whitespace-character-count="35"/>
    <meta:generator>LibreOffice/25.8.3.2$Linux_X86_64 LibreOffice_project/8ca8d55c161d602844f5428fa4b58097424e324e</meta:generator>
  </office:meta>
</office:document-meta>
</file>